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5.427cm" table:align="left"/>
    </style:style>
    <style:style style:name="Tabla1.A" style:family="table-column">
      <style:table-column-properties style:column-width="1.695cm"/>
    </style:style>
    <style:style style:name="Tabla1.B" style:family="table-column">
      <style:table-column-properties style:column-width="3.732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Quotations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8" style:family="paragraph" style:parent-style-name="Preformatted_20_Text">
      <style:paragraph-properties fo:margin-top="0cm" fo:margin-bottom="0.499cm" style:contextual-spacing="false" style:writing-mode="lr-tb"/>
    </style:style>
    <style:style style:name="P9" style:family="paragraph" style:parent-style-name="Text_20_body" style:list-style-name="L6"/>
    <style:style style:name="P1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1" style:family="paragraph" style:parent-style-name="Text_20_body" style:list-style-name="L7"/>
    <style:style style:name="P12" style:family="paragraph" style:parent-style-name="Preformatted_20_Text" style:list-style-name="L7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T1" style:family="text">
      <style:text-properties officeooo:rsid="00025139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/>
      <text:p text:style-name="Text_20_body"><text:span text:style-name="T1">Se implementan</text:span> <text:span text:style-name="Strong_20_Emphasis">dos pruebas clásicas de authorship verification</text:span>:</text:p>
      <text:list text:style-name="L1">
        <text:list-item>
          <text:p text:style-name="P1"><text:span text:style-name="Strong_20_Emphasis">O1 (perfil único + validación interna)</text:span><text:line-break/>→ ¿El texto desconocido (<text:span text:style-name="Emphasis">Dialogus</text:span>) se comporta como <text:span text:style-name="Emphasis">uno más</text:span> dentro de la variabilidad interna de Tácito?</text:p>
        </text:list-item>
        <text:list-item>
          <text:p text:style-name="P1"><text:span text:style-name="Strong_20_Emphasis">O2 (General Imposters)</text:span><text:line-break/>→ ¿El texto desconocido está <text:span text:style-name="Emphasis">sistemáticamente más cerca</text:span> de Tácito que de otros autores comparables?</text:p>
        </text:list-item>
      </text:list>
      <text:p text:style-name="Text_20_body">Todo lo que vemos numéricamente y gráficamente responde a <text:span text:style-name="Strong_20_Emphasis">esas dos preguntas</text:span>.</text:p>
      <text:p text:style-name="Horizontal_20_Line"/>
      <text:p text:style-name="Text_20_body">Cada texto (o segmento) se convierte en un <text:span text:style-name="Strong_20_Emphasis">vector estilístico</text:span> compuesto por:</text:p>
      <text:list text:style-name="L2">
        <text:list-item>
          <text:p text:style-name="P2"><text:span text:style-name="Strong_20_Emphasis">frecuencias normalizadas de palabras (1-gramas)</text:span></text:p>
        </text:list-item>
        <text:list-item>
          <text:p text:style-name="P2"><text:span text:style-name="Strong_20_Emphasis">frecuencias normalizadas de caracteres (3-gramas </text:span><text:span text:style-name="Strong_20_Emphasis"><text:span text:style-name="T1">y 4-gramas</text:span></text:span><text:span text:style-name="Strong_20_Emphasis">)</text:span></text:p>
        </text:list-item>
      </text:list>
      <text:p text:style-name="Text_20_body">Normalización L1 ⇒<text:line-break/>cada vector representa una <text:span text:style-name="Strong_20_Emphasis">distribución de hábitos</text:span>, no volumen.</text:p>
      <text:p text:style-name="Text_20_body">La <text:span text:style-name="Strong_20_Emphasis">distancia coseno</text:span> mide:</text:p>
      <text:p text:style-name="Quotations"><text:span text:style-name="Emphasis">qué tan distinta es la orientación estilística entre dos textos</text:span></text:p>
      <text:list text:style-name="L3">
        <text:list-item>
          <text:p text:style-name="P3">0 → idénticos</text:p>
        </text:list-item>
        <text:list-item>
          <text:p text:style-name="P3">~0.05–0.15 → muy similares</text:p>
        </text:list-item>
        <text:list-item>
          <text:p text:style-name="P4">0.3 → claramente distintos </text:p>
        </text:list-item>
      </text:list>
      <text:p text:style-name="Horizontal_20_Line"/>
      <text:h text:style-name="Heading_20_1" text:outline-level="1">Validación interna: qué se calcula</text:h>
      <text:p text:style-name="Text_20_body">Aquí ocurre esto:</text:p>
      <text:p text:style-name="Text_20_body">Para cada segmento de Tácito:</text:p>
      <text:list text:style-name="L4">
        <text:list-item>
          <text:p text:style-name="P5">Se quita ese segmento del conjunto</text:p>
        </text:list-item>
        <text:list-item>
          <text:p text:style-name="P5">Se construye el <text:span text:style-name="Strong_20_Emphasis">perfil medio de Tácito</text:span> con los demás</text:p>
        </text:list-item>
        <text:list-item>
          <text:p text:style-name="P5">Se calcula la <text:span text:style-name="Strong_20_Emphasis">distancia coseno</text:span> entre:</text:p>
          <text:list>
            <text:list-item>
              <text:p text:style-name="P5">ese perfil</text:p>
            </text:list-item>
            <text:list-item>
              <text:p text:style-name="P5">el segmento dejado fuera</text:p>
            </text:list-item>
          </text:list>
        </text:list-item>
      </text:list>
      <text:p text:style-name="Text_20_body">Resultado:<text:line-break/>una <text:span text:style-name="Strong_20_Emphasis">lista de distancias internas de Tácito consigo mismo</text:span></text:p>
      <text:p text:style-name="Text_20_body"><text:soft-page-break/>Esto mide <text:span text:style-name="Strong_20_Emphasis">cuánta variación estilística admite Tácito sin dejar de ser Tácito</text:span>.</text:p>
      <text:p text:style-name="Horizontal_20_Line"/>
      <text:h text:style-name="Heading_20_2" text:outline-level="2">3.2 <text:span text:style-name="Source_20_Text">o1 Dialogus distance</text:span></text:h>
      <text:p text:style-name="Text_20_body">Es <text:span text:style-name="Strong_20_Emphasis">una sola distancia</text:span>:</text:p>
      <text:p text:style-name="Quotations">distancia coseno entre<text:line-break/>el perfil medio de <text:span text:style-name="Emphasis">todo</text:span> Tácito<text:line-break/>y el texto <text:span text:style-name="Emphasis">Dialogus</text:span></text:p>
      <text:h text:style-name="Heading_20_3" text:outline-level="3">Cómo interpretarla</text:h>
      <text:p text:style-name="Text_20_body">Compára<text:span text:style-name="T1">r</text:span> <text:span text:style-name="Strong_20_Emphasis">solo</text:span> con las distancias internas, nunca aislada.</text:p>
      <text:p text:style-name="Text_20_body">Ejemplo interpretativo:</text:p>
      <text:list text:style-name="L5">
        <text:list-item>
          <text:p text:style-name="P6">Si los segmentos de Tácito suelen caer entre:</text:p>
          <text:list>
            <text:list-item>
              <text:p text:style-name="P6">0.07 – 0.12</text:p>
            </text:list-item>
          </text:list>
        </text:list-item>
        <text:list-item>
          <text:p text:style-name="P6">y <text:span text:style-name="Emphasis">Dialogus</text:span> cae en:</text:p>
          <text:list>
            <text:list-item>
              <text:p text:style-name="P6">0.086</text:p>
            </text:list-item>
          </text:list>
        </text:list-item>
      </text:list>
      <text:p text:style-name="Text_20_body">➡️ <text:span text:style-name="Strong_20_Emphasis">Estilísticamente no es un outlier</text:span></text:p>
      <text:p text:style-name="Text_20_body">No dice:</text:p>
      <text:p text:style-name="Quotations">“Dialogus es de Tácito”</text:p>
      <text:p text:style-name="Text_20_body">Dice:</text:p>
      <text:p text:style-name="Quotations">“Dialogus se comporta como un texto que podría haber sido escrito por el mismo autor que produjo estos textos”</text:p>
      <text:p text:style-name="Horizontal_20_Line"/>
      <text:h text:style-name="Heading_20_2" text:outline-level="2">3.3 <text:span text:style-name="Source_20_Text">o1 internal mean/std</text:span></text:h>
      <text:h text:style-name="Heading_20_3" text:outline-level="3">Qué es</text:h>
      <text:p text:style-name="P7"><text:span text:style-name="Source_20_Text">mean = np.mean(internal_distances)</text:span></text:p>
      <text:p text:style-name="P8"><text:span text:style-name="Source_20_Text">std <text:s/>= np.std(internal_distances)</text:span></text:p>
      <text:p text:style-name="Text_20_body">Esto resume la <text:span text:style-name="Strong_20_Emphasis">nube de distancias internas</text:span>:</text:p>
      <text:list text:style-name="L6">
        <text:list-item>
          <text:p text:style-name="P9"><text:span text:style-name="Strong_20_Emphasis">media</text:span> → distancia típica entre Tácito y Tácito</text:p>
        </text:list-item>
        <text:list-item>
          <text:p text:style-name="P9"><text:span text:style-name="Strong_20_Emphasis">desviación típica</text:span> → cuánto varía esa distancia</text:p>
        </text:list-item>
      </text:list>
      <text:h text:style-name="Heading_20_3" text:outline-level="3">Interpretación clave</text:h>
      <text:p text:style-name="Text_20_body">Si:</text:p>
      <text:p text:style-name="P10"><text:span text:style-name="Source_20_Text">Dialogus distance &lt; internal mean </text:span>entonces <text:span text:style-name="Emphasis">Dialogus</text:span> está:</text:p>
      <text:p text:style-name="Quotations"><text:soft-page-break/><text:span text:style-name="Strong_20_Emphasis">más cerca del perfil medio que muchos textos indiscutidos de Tácito</text:span></text:p>
      <text:p text:style-name="Horizontal_20_Line"/>
      <text:p text:style-name="Horizontal_20_Line"/>
      <text:h text:style-name="Heading_20_1" text:outline-level="1">General Imposters: qué significa el score</text:h>
      <text:h text:style-name="Heading_20_2" text:outline-level="2">4.1 Qué hace cada iteración</text:h>
      <text:p text:style-name="Text_20_body">En cada iteración:</text:p>
      <text:list text:style-name="L7">
        <text:list-item>
          <text:p text:style-name="P11">Se eligen:</text:p>
          <text:list>
            <text:list-item>
              <text:p text:style-name="P11">k segmentos de Tácito</text:p>
            </text:list-item>
            <text:list-item>
              <text:p text:style-name="P11">k segmentos de impostores</text:p>
            </text:list-item>
          </text:list>
        </text:list-item>
        <text:list-item>
          <text:p text:style-name="P11">Se crean <text:span text:style-name="Strong_20_Emphasis">dos perfiles</text:span>:</text:p>
          <text:list>
            <text:list-item>
              <text:p text:style-name="P11">perfil-Tácito</text:p>
            </text:list-item>
            <text:list-item>
              <text:p text:style-name="P11">perfil-Impostores</text:p>
            </text:list-item>
          </text:list>
        </text:list-item>
        <text:list-item>
          <text:p text:style-name="P11">Se mide:</text:p>
          <text:list>
            <text:list-item>
              <text:p text:style-name="P11">distancia(Dialogus, perfil-Tácito)</text:p>
            </text:list-item>
            <text:list-item>
              <text:p text:style-name="P11">distancia(Dialogus, perfil-Impostores)</text:p>
            </text:list-item>
          </text:list>
        </text:list-item>
        <text:list-item>
          <text:p text:style-name="P11">Se cuenta una <text:span text:style-name="Strong_20_Emphasis">victoria</text:span> si:</text:p>
          <text:p text:style-name="P12"><text:span text:style-name="Source_20_Text">Dialogus está más cerca de Tácito</text:span></text:p>
        </text:list-item>
      </text:list>
      <text:p text:style-name="Horizontal_20_Line"/>
      <text:h text:style-name="Heading_20_2" text:outline-level="2">4.2 <text:span text:style-name="Source_20_Text">o2 score</text:span></text:h>
      <text:p text:style-name="P10"><text:span text:style-name="Source_20_Text">o2_score = wins / iterations</text:span></text:p>
      <text:h text:style-name="Heading_20_3" text:outline-level="3">Traducción directa</text:h>
      <text:p text:style-name="Quotations">En el <text:span text:style-name="T1">si el 90</text:span><text:span text:style-name="Strong_20_Emphasis">%</text:span> de las comparaciones aleatorias,<text:line-break/><text:span text:style-name="Emphasis">Dialogus</text:span> se parece más a Tácito que a los impostores.</text:p>
      <text:h text:style-name="Heading_20_3" text:outline-level="3">Escala interpretativa (aprox.)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Score</text:p>
            </table:table-cell>
            <table:table-cell table:style-name="Tabla1.A1" office:value-type="string">
              <text:p text:style-name="Table_20_Heading">Interpretación</text:p>
            </table:table-cell>
          </table:table-row>
        </table:table-header-rows>
        <table:table-row>
          <table:table-cell table:style-name="Tabla1.A1" office:value-type="string">
            <text:p text:style-name="Table_20_Contents">~0.5</text:p>
          </table:table-cell>
          <table:table-cell table:style-name="Tabla1.A1" office:value-type="string">
            <text:p text:style-name="Table_20_Contents">Indecisión</text:p>
          </table:table-cell>
        </table:table-row>
        <table:table-row>
          <table:table-cell table:style-name="Tabla1.A1" office:value-type="string">
            <text:p text:style-name="Table_20_Contents">0.6–0.7</text:p>
          </table:table-cell>
          <table:table-cell table:style-name="Tabla1.A1" office:value-type="string">
            <text:p text:style-name="Table_20_Contents">Evidencia débil</text:p>
          </table:table-cell>
        </table:table-row>
        <table:table-row>
          <table:table-cell table:style-name="Tabla1.A1" office:value-type="string">
            <text:p text:style-name="Table_20_Contents">0.7–0.85</text:p>
          </table:table-cell>
          <table:table-cell table:style-name="Tabla1.A1" office:value-type="string">
            <text:p text:style-name="Table_20_Contents">Evidencia moderada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&gt;0.9</text:span></text:p>
          </table:table-cell>
          <table:table-cell table:style-name="Tabla1.A1" office:value-type="string">
            <text:p text:style-name="Table_20_Contents"><text:span text:style-name="Strong_20_Emphasis">Evidencia fuerte</text:span></text:p>
          </table:table-cell>
        </table:table-row>
      </table:table>
      <text:p text:style-name="Text_20_body"/>
      <text:p text:style-name="Horizontal_20_Line"/>
      <text:h text:style-name="Heading_20_1" text:outline-level="1"><text:soft-page-break/>Interpretación de los gráficos</text:h>
      <text:h text:style-name="Heading_20_2" text:outline-level="2">5.1 Boxplot O1</text:h>
      <text:h text:style-name="Heading_20_3" text:outline-level="3">Qué muestra</text:h>
      <text:list text:style-name="L8">
        <text:list-item>
          <text:p text:style-name="P13">Caja → distribución de distancias Tácito–Tácito</text:p>
        </text:list-item>
        <text:list-item>
          <text:p text:style-name="P13">Punto rojo → <text:span text:style-name="Emphasis">Dialogus</text:span></text:p>
        </text:list-item>
      </text:list>
      <text:h text:style-name="Heading_20_3" text:outline-level="3">Cómo leerlo</text:h>
      <text:list text:style-name="L9">
        <text:list-item>
          <text:p text:style-name="P14">Si el punto rojo:</text:p>
          <text:list>
            <text:list-item>
              <text:p text:style-name="P14">cae <text:span text:style-name="Strong_20_Emphasis">dentro de la caja</text:span> → compatible</text:p>
            </text:list-item>
            <text:list-item>
              <text:p text:style-name="P14">cae en los bigotes → aún plausible</text:p>
            </text:list-item>
            <text:list-item>
              <text:p text:style-name="P14">cae fuera → sospechoso</text:p>
            </text:list-item>
          </text:list>
        </text:list-item>
      </text:list>
      <text:p text:style-name="Text_20_body">📌 Visualmente refuerza el argumento de O1.</text:p>
      <text:p text:style-name="Horizontal_20_Line"/>
      <text:h text:style-name="Heading_20_2" text:outline-level="2">5.2 Histograma O1</text:h>
      <text:h text:style-name="Heading_20_3" text:outline-level="3">Qué muestra</text:h>
      <text:list text:style-name="L10">
        <text:list-item>
          <text:p text:style-name="P15">Barras → frecuencia de distancias internas</text:p>
        </text:list-item>
        <text:list-item>
          <text:p text:style-name="P15">Línea roja → <text:span text:style-name="Emphasis">Dialogus</text:span></text:p>
        </text:list-item>
      </text:list>
      <text:h text:style-name="Heading_20_3" text:outline-level="3">Lectura correcta</text:h>
      <text:p text:style-name="Text_20_body">Pregunta visual:</text:p>
      <text:p text:style-name="Quotations">¿Podría confundir este valor con uno de Tácito?</text:p>
      <text:p text:style-name="Text_20_body">Si la línea roja atraviesa la zona densa del histograma: <text:span text:style-name="T2">sí</text:span></text:p>
      <text:p text:style-name="Text_20_body">Esto es importante porque:</text:p>
      <text:list text:style-name="L11">
        <text:list-item>
          <text:p text:style-name="P16">elimina la ilusión de “número aislado”</text:p>
        </text:list-item>
        <text:list-item>
          <text:p text:style-name="P16">muestra distribución real</text:p>
        </text:list-item>
      </text:list>
      <text:p text:style-name="Horizontal_20_Line"/>
      <text:h text:style-name="Heading_20_2" text:outline-level="2">5.3 Gráfico O2</text:h>
      <text:h text:style-name="Heading_20_3" text:outline-level="3">Qué muestra</text:h>
      <text:list text:style-name="L12">
        <text:list-item>
          <text:p text:style-name="P17">Barra única entre 0 y 1</text:p>
        </text:list-item>
        <text:list-item>
          <text:p text:style-name="P17">Altura = probabilidad de pertenencia relativa</text:p>
        </text:list-item>
      </text:list>
      <text:p text:style-name="Text_20_body"><text:soft-page-break/>No es un “clasificador”, sino una <text:span text:style-name="Strong_20_Emphasis">frecuencia empírica de victorias</text:span>.</text:p>
      <text:p text:style-name="Horizontal_20_Line"/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6T12:00:01.252023200</meta:creation-date>
    <dc:date>2026-02-06T12:05:55.327444800</dc:date>
    <meta:editing-duration>PT5M54S</meta:editing-duration>
    <meta:editing-cycles>1</meta:editing-cycles>
    <meta:generator>LibreOffice/25.2.7.2$Windows_X86_64 LibreOffice_project/5cbfd1ab6520636bb5f7b99185aa69bd7456825d</meta:generator>
    <meta:document-statistic meta:table-count="1" meta:image-count="0" meta:object-count="0" meta:page-count="5" meta:paragraph-count="105" meta:word-count="585" meta:character-count="3493" meta:non-whitespace-character-count="3054"/>
  </office:meta>
</office:document-meta>
</file>